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892" manifest:media-type="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content.xml" manifest:media-type="text/xml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834/content.xml" manifest:media-type="text/xml"/>
  <manifest:file-entry manifest:full-path="Object 834/settings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743/content.xml" manifest:media-type="text/xml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tent.xml" manifest:media-type="text/xml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settings.xml" manifest:media-type="text/xml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</text:span><text:span text:style-name="T5">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</text:span><text:span text:style-name="T6">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881cm" svg:y="20.8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49cm" svg:y1="6.251cm" svg:x2="15.479cm" svg:y2="5.649cm">
          <text:p/>
        </draw:line>
        <draw:line draw:style-name="gr84" draw:text-style-name="P3" draw:layer="layout" svg:x1="16.05cm" svg:y1="7cm" svg:x2="16.5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19.7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07T11:48:45.034851925</dc:date>
    <meta:editing-duration>P5DT13H13M36S</meta:editing-duration>
    <meta:editing-cycles>496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